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.4923in"/>
    </style:style>
    <style:style style:name="T2" style:parent-style-name="DefaultParagraphFont" style:family="text">
      <style:text-properties fo:font-size="22pt" style:font-size-asian="22pt" style:font-size-complex="22pt"/>
    </style:style>
    <style:style style:name="S1" style:family="section">
      <style:section-properties fo:margin-left="0in" fo:margin-right="0in" style:writing-mode="lr-tb">
        <style:columns fo:column-count="2" fo:column-gap="0.0972in"/>
      </style:section-properties>
    </style:style>
    <style:style style:name="P3" style:parent-style-name="Standard" style:family="paragraph">
      <style:text-properties fo:font-size="10pt" style:font-size-asian="10pt" style:font-size-complex="10pt"/>
    </style:style>
    <style:style style:name="P4" style:parent-style-name="Standard" style:family="paragraph">
      <style:paragraph-properties fo:margin-right="-0.4937in"/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Standard" style:family="paragraph">
      <style:text-properties fo:font-size="10pt" style:font-size-asian="10pt" style:font-size-complex="10pt"/>
    </style:style>
    <style:style style:name="P7" style:parent-style-name="Standard" style:family="paragraph">
      <style:text-properties fo:font-size="10pt" style:font-size-asian="10pt" style:font-size-complex="10pt"/>
    </style:style>
    <style:style style:name="P8" style:parent-style-name="Standard" style:family="paragraph">
      <style:text-properties fo:font-size="10pt" style:font-size-asian="10pt" style:font-size-complex="10pt"/>
    </style:style>
    <style:style style:name="P9" style:parent-style-name="Standard" style:family="paragraph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>
      <style:text-properties fo:font-size="10pt" style:font-size-asian="10pt" style:font-size-complex="10pt"/>
    </style:style>
    <style:style style:name="P13" style:parent-style-name="Standard" style:family="paragraph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P15" style:parent-style-name="Standard" style:family="paragraph">
      <style:text-properties fo:font-size="10pt" style:font-size-asian="10pt" style:font-size-complex="10pt"/>
    </style:style>
    <style:style style:name="P16" style:parent-style-name="Standard" style:family="paragraph">
      <style:text-properties fo:font-size="10pt" style:font-size-asian="10pt" style:font-size-complex="10pt"/>
    </style:style>
    <style:style style:name="P17" style:parent-style-name="Standard" style:family="paragraph">
      <style:text-properties fo:font-size="10pt" style:font-size-asian="10pt" style:font-size-complex="10pt"/>
    </style:style>
    <style:style style:name="P18" style:parent-style-name="Standard" style:family="paragraph">
      <style:text-properties fo:font-size="10pt" style:font-size-asian="10pt" style:font-size-complex="10pt"/>
    </style:style>
    <style:style style:name="P19" style:parent-style-name="Standard" style:family="paragraph">
      <style:text-properties fo:font-size="10pt" style:font-size-asian="10pt" style:font-size-complex="10pt"/>
    </style:style>
    <style:style style:name="P20" style:parent-style-name="Standard" style:family="paragraph">
      <style:text-properties fo:font-size="10pt" style:font-size-asian="10pt" style:font-size-complex="10pt"/>
    </style:style>
    <style:style style:name="P21" style:parent-style-name="Standard" style:family="paragraph">
      <style:text-properties fo:font-size="10pt" style:font-size-asian="10pt" style:font-size-complex="10pt"/>
    </style:style>
    <style:style style:name="P22" style:parent-style-name="Standard" style:family="paragraph">
      <style:text-properties fo:font-size="10pt" style:font-size-asian="10pt" style:font-size-complex="10pt"/>
    </style:style>
    <style:style style:name="P23" style:parent-style-name="Standard" style:family="paragraph">
      <style:text-properties fo:font-size="10pt" style:font-size-asian="10pt" style:font-size-complex="10pt"/>
    </style:style>
    <style:style style:name="P24" style:parent-style-name="Standard" style:family="paragraph">
      <style:text-properties fo:font-size="10pt" style:font-size-asian="10pt" style:font-size-complex="10pt"/>
    </style:style>
    <style:style style:name="P25" style:parent-style-name="Standard" style:family="paragraph">
      <style:text-properties fo:font-size="10pt" style:font-size-asian="10pt" style:font-size-complex="10pt"/>
    </style:style>
    <style:style style:name="P26" style:parent-style-name="Standard" style:family="paragraph">
      <style:text-properties fo:font-size="10pt" style:font-size-asian="10pt" style:font-size-complex="10pt"/>
    </style:style>
    <style:style style:name="P27" style:parent-style-name="Standard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Standard" style:family="paragraph">
      <style:text-properties fo:font-size="10pt" style:font-size-asian="10pt" style:font-size-complex="10pt"/>
    </style:style>
    <style:style style:name="P31" style:parent-style-name="Standard" style:family="paragraph">
      <style:text-properties fo:font-size="10pt" style:font-size-asian="10pt" style:font-size-complex="10pt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family="paragraph">
      <style:text-properties fo:font-size="10pt" style:font-size-asian="10pt" style:font-size-complex="10pt"/>
    </style:style>
    <style:style style:name="P44" style:parent-style-name="Standard" style:family="paragraph">
      <style:text-properties fo:font-size="10pt" style:font-size-asian="10pt" style:font-size-complex="10pt"/>
    </style:style>
    <style:style style:name="P45" style:parent-style-name="Standard" style:family="paragraph">
      <style:text-properties fo:font-size="10pt" style:font-size-asian="10pt" style:font-size-complex="10pt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Standard" style:family="paragraph">
      <style:text-properties fo:font-size="10pt" style:font-size-asian="10pt" style:font-size-complex="10pt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/>
    </style:style>
    <style:style style:name="P52" style:parent-style-name="Standard" style:family="paragraph">
      <style:text-properties fo:font-size="10pt" style:font-size-asian="10pt" style:font-size-complex="10pt"/>
    </style:style>
    <style:style style:name="P53" style:parent-style-name="Standard" style:family="paragraph">
      <style:text-properties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text-properties fo:font-size="10pt" style:font-size-asian="10pt" style:font-size-complex="10pt"/>
    </style:style>
    <style:style style:name="P57" style:parent-style-name="Standard" style:family="paragraph">
      <style:text-properties fo:font-size="10pt" style:font-size-asian="10pt" style:font-size-complex="10pt"/>
    </style:style>
    <style:style style:name="P58" style:parent-style-name="Standard" style:family="paragraph">
      <style:text-properties fo:font-size="10pt" style:font-size-asian="10pt" style:font-size-complex="10pt"/>
    </style:style>
    <style:style style:name="P59" style:parent-style-name="Standard" style:family="paragraph">
      <style:text-properties fo:font-size="10pt" style:font-size-asian="10pt" style:font-size-complex="10pt"/>
    </style:style>
    <style:style style:name="P60" style:parent-style-name="Standard" style:family="paragraph">
      <style:text-properties fo:font-size="10pt" style:font-size-asian="10pt" style:font-size-complex="10pt"/>
    </style:style>
    <style:style style:name="P61" style:parent-style-name="Standard" style:family="paragraph">
      <style:text-properties fo:font-size="10pt" style:font-size-asian="10pt" style:font-size-complex="10pt"/>
    </style:style>
    <style:style style:name="P62" style:parent-style-name="Standard" style:family="paragraph">
      <style:text-properties fo:font-size="10pt" style:font-size-asian="10pt" style:font-size-complex="10pt"/>
    </style:style>
    <style:style style:name="P63" style:parent-style-name="Standard" style:family="paragraph"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/>
    </style:style>
    <style:style style:name="P65" style:parent-style-name="Standard" style:family="paragraph">
      <style:text-properties fo:font-size="10pt" style:font-size-asian="10pt" style:font-size-complex="10pt"/>
    </style:style>
    <style:style style:name="P66" style:parent-style-name="Standard" style:family="paragraph">
      <style:text-properties fo:font-size="10pt" style:font-size-asian="10pt" style:font-size-complex="10pt"/>
    </style:style>
    <style:style style:name="P67" style:parent-style-name="Standard" style:family="paragraph">
      <style:text-properties fo:font-size="10pt" style:font-size-asian="10pt" style:font-size-complex="10pt"/>
    </style:style>
    <style:style style:name="P68" style:parent-style-name="Standard" style:family="paragraph">
      <style:text-properties fo:font-size="10pt" style:font-size-asian="10pt" style:font-size-complex="10pt"/>
    </style:style>
    <style:style style:name="P69" style:parent-style-name="Standard" style:family="paragraph">
      <style:text-properties fo:font-size="10pt" style:font-size-asian="10pt" style:font-size-complex="10pt"/>
    </style:style>
    <style:style style:name="P70" style:parent-style-name="Standard" style:family="paragraph">
      <style:text-properties fo:font-size="10pt" style:font-size-asian="10pt" style:font-size-complex="10pt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family="paragraph">
      <style:text-properties fo:font-size="10pt" style:font-size-asian="10pt" style:font-size-complex="10pt"/>
    </style:style>
    <style:style style:name="P73" style:parent-style-name="Standard" style:family="paragraph">
      <style:text-properties fo:font-size="10pt" style:font-size-asian="10pt" style:font-size-complex="10pt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>
        <style:columns fo:column-count="2" fo:column-gap="0.0972in"/>
      </style:section-properties>
    </style:style>
    <style:style style:name="P74" style:parent-style-name="Standard" style:family="paragraph">
      <style:text-properties fo:font-size="10pt" style:font-size-asian="10pt" style:font-size-complex="10pt"/>
    </style:style>
    <style:style style:name="P75" style:parent-style-name="Standard" style:family="paragraph">
      <style:text-properties fo:font-size="10pt" style:font-size-asian="10pt" style:font-size-complex="10pt"/>
    </style:style>
    <style:style style:name="P76" style:parent-style-name="Standard" style:family="paragraph">
      <style:text-properties fo:font-size="10pt" style:font-size-asian="10pt" style:font-size-complex="10pt"/>
    </style:style>
    <style:style style:name="P77" style:parent-style-name="Standard" style:family="paragraph">
      <style:text-properties fo:font-size="10pt" style:font-size-asian="10pt" style:font-size-complex="10pt"/>
    </style:style>
    <style:style style:name="P78" style:parent-style-name="Standard" style:family="paragraph">
      <style:text-properties fo:font-size="10pt" style:font-size-asian="10pt" style:font-size-complex="10pt"/>
    </style:style>
    <style:style style:name="P79" style:parent-style-name="Standard" style:family="paragraph">
      <style:text-properties fo:font-size="10pt" style:font-size-asian="10pt" style:font-size-complex="10pt"/>
    </style:style>
    <style:style style:name="P80" style:parent-style-name="Standard" style:family="paragraph">
      <style:text-properties fo:font-size="10pt" style:font-size-asian="10pt" style:font-size-complex="10pt"/>
    </style:style>
    <style:style style:name="P81" style:parent-style-name="Standard" style:family="paragraph">
      <style:text-properties fo:font-size="10pt" style:font-size-asian="10pt" style:font-size-complex="10pt"/>
    </style:style>
    <style:style style:name="P82" style:parent-style-name="Standard" style:family="paragraph">
      <style:text-properties fo:font-size="10pt" style:font-size-asian="10pt" style:font-size-complex="10pt"/>
    </style:style>
    <style:style style:name="P83" style:parent-style-name="Standard" style:family="paragraph">
      <style:text-properties fo:font-size="10pt" style:font-size-asian="10pt" style:font-size-complex="10pt"/>
    </style:style>
    <style:style style:name="P84" style:parent-style-name="Standard" style:family="paragraph">
      <style:text-properties fo:font-size="10pt" style:font-size-asian="10pt" style:font-size-complex="10pt"/>
    </style:style>
    <style:style style:name="P85" style:parent-style-name="Standard" style:family="paragraph">
      <style:text-properties fo:font-size="10pt" style:font-size-asian="10pt" style:font-size-complex="10pt"/>
    </style:style>
    <style:style style:name="P86" style:parent-style-name="Standard" style:family="paragraph">
      <style:text-properties fo:font-size="10pt" style:font-size-asian="10pt" style:font-size-complex="10pt"/>
    </style:style>
    <style:style style:name="P87" style:parent-style-name="Standard" style:family="paragraph">
      <style:text-properties fo:font-size="10pt" style:font-size-asian="10pt" style:font-size-complex="10pt"/>
    </style:style>
    <style:style style:name="P88" style:parent-style-name="Standard" style:family="paragraph">
      <style:text-properties fo:font-size="10pt" style:font-size-asian="10pt" style:font-size-complex="10pt"/>
    </style:style>
    <style:style style:name="P89" style:parent-style-name="Standard" style:family="paragraph">
      <style:text-properties fo:font-size="10pt" style:font-size-asian="10pt" style:font-size-complex="10pt"/>
    </style:style>
    <style:style style:name="P90" style:parent-style-name="Standard" style:family="paragraph">
      <style:text-properties fo:font-size="10pt" style:font-size-asian="10pt" style:font-size-complex="10pt"/>
    </style:style>
    <style:style style:name="P91" style:parent-style-name="Standard" style:family="paragraph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Standard" style:family="paragraph">
      <style:text-properties fo:font-size="10pt" style:font-size-asian="10pt" style:font-size-complex="10pt"/>
    </style:style>
    <style:style style:name="P94" style:parent-style-name="Standard" style:family="paragraph">
      <style:text-properties fo:font-size="10pt" style:font-size-asian="10pt" style:font-size-complex="10pt"/>
    </style:style>
    <style:style style:name="P95" style:parent-style-name="Standard" style:family="paragraph">
      <style:text-properties fo:font-size="10pt" style:font-size-asian="10pt" style:font-size-complex="10pt"/>
    </style:style>
    <style:style style:name="P96" style:parent-style-name="Standard" style:family="paragraph">
      <style:text-properties fo:font-size="10pt" style:font-size-asian="10pt" style:font-size-complex="10pt"/>
    </style:style>
    <style:style style:name="P97" style:parent-style-name="Standard" style:family="paragraph">
      <style:text-properties fo:font-size="10pt" style:font-size-asian="10pt" style:font-size-complex="10pt"/>
    </style:style>
    <style:style style:name="P98" style:parent-style-name="Standard" style:family="paragraph">
      <style:text-properties fo:font-size="10pt" style:font-size-asian="10pt" style:font-size-complex="10pt"/>
    </style:style>
    <style:style style:name="P99" style:parent-style-name="Standard" style:family="paragraph">
      <style:text-properties fo:font-size="10pt" style:font-size-asian="10pt" style:font-size-complex="10pt"/>
    </style:style>
    <style:style style:name="P100" style:parent-style-name="Standard" style:family="paragraph">
      <style:text-properties fo:font-size="10pt" style:font-size-asian="10pt" style:font-size-complex="10pt"/>
    </style:style>
    <style:style style:name="P101" style:parent-style-name="Standard" style:family="paragraph">
      <style:text-properties fo:font-size="10pt" style:font-size-asian="10pt" style:font-size-complex="10pt"/>
    </style:style>
    <style:style style:name="P102" style:parent-style-name="Standard" style:family="paragraph">
      <style:text-properties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P104" style:parent-style-name="Standard" style:family="paragraph">
      <style:text-properties fo:font-size="10pt" style:font-size-asian="10pt" style:font-size-complex="10pt"/>
    </style:style>
    <style:style style:name="P105" style:parent-style-name="Standard" style:family="paragraph">
      <style:text-properties fo:font-size="10pt" style:font-size-asian="10pt" style:font-size-complex="10pt"/>
    </style:style>
    <style:style style:name="P106" style:parent-style-name="Standard" style:family="paragraph">
      <style:text-properties fo:font-size="10pt" style:font-size-asian="10pt" style:font-size-complex="10pt"/>
    </style:style>
    <style:style style:name="P107" style:parent-style-name="Standard" style:family="paragraph">
      <style:text-properties fo:font-size="10pt" style:font-size-asian="10pt" style:font-size-complex="10pt"/>
    </style:style>
    <style:style style:name="P108" style:parent-style-name="Standard" style:family="paragraph">
      <style:text-properties fo:font-size="10pt" style:font-size-asian="10pt" style:font-size-complex="10pt"/>
    </style:style>
    <style:style style:name="P109" style:parent-style-name="Standard" style:family="paragraph">
      <style:text-properties fo:font-size="10pt" style:font-size-asian="10pt" style:font-size-complex="10pt"/>
    </style:style>
    <style:style style:name="P110" style:parent-style-name="Standard" style:family="paragraph">
      <style:text-properties fo:font-size="10pt" style:font-size-asian="10pt" style:font-size-complex="10pt"/>
    </style:style>
    <style:style style:name="P111" style:parent-style-name="Standard" style:family="paragraph">
      <style:text-properties fo:font-size="10pt" style:font-size-asian="10pt" style:font-size-complex="10pt"/>
    </style:style>
    <style:style style:name="P112" style:parent-style-name="Standard" style:family="paragraph">
      <style:text-properties fo:font-size="10pt" style:font-size-asian="10pt" style:font-size-complex="10pt"/>
    </style:style>
    <style:style style:name="P113" style:parent-style-name="Standard" style:family="paragraph">
      <style:text-properties fo:font-size="10pt" style:font-size-asian="10pt" style:font-size-complex="10pt"/>
    </style:style>
    <style:style style:name="P114" style:parent-style-name="Standard" style:family="paragraph">
      <style:text-properties fo:font-size="10pt" style:font-size-asian="10pt" style:font-size-complex="10pt"/>
    </style:style>
    <style:style style:name="P115" style:parent-style-name="Standard" style:family="paragraph">
      <style:text-properties fo:font-size="10pt" style:font-size-asian="10pt" style:font-size-complex="10pt"/>
    </style:style>
    <style:style style:name="P116" style:parent-style-name="Standard" style:family="paragraph">
      <style:text-properties fo:font-size="10pt" style:font-size-asian="10pt" style:font-size-complex="10pt"/>
    </style:style>
    <style:style style:name="P117" style:parent-style-name="Standard" style:family="paragraph">
      <style:text-properties fo:font-size="10pt" style:font-size-asian="10pt" style:font-size-complex="10pt"/>
    </style:style>
    <style:style style:name="P118" style:parent-style-name="Standard" style:family="paragraph">
      <style:text-properties fo:font-size="10pt" style:font-size-asian="10pt" style:font-size-complex="10pt"/>
    </style:style>
    <style:style style:name="P119" style:parent-style-name="Standard" style:family="paragraph">
      <style:text-properties fo:font-size="10pt" style:font-size-asian="10pt" style:font-size-complex="10pt"/>
    </style:style>
    <style:style style:name="P120" style:parent-style-name="Standard" style:family="paragraph">
      <style:text-properties fo:font-size="10pt" style:font-size-asian="10pt" style:font-size-complex="10pt"/>
    </style:style>
    <style:style style:name="P121" style:parent-style-name="Standard" style:family="paragraph">
      <style:text-properties fo:font-size="10pt" style:font-size-asian="10pt" style:font-size-complex="10pt"/>
    </style:style>
    <style:style style:name="P122" style:parent-style-name="Standard" style:family="paragraph">
      <style:text-properties fo:font-size="10pt" style:font-size-asian="10pt" style:font-size-complex="10pt"/>
    </style:style>
    <style:style style:name="P123" style:parent-style-name="Standard" style:family="paragraph">
      <style:text-properties fo:font-size="10pt" style:font-size-asian="10pt" style:font-size-complex="10pt"/>
    </style:style>
    <style:style style:name="P124" style:parent-style-name="Standard" style:family="paragraph">
      <style:text-properties fo:font-size="10pt" style:font-size-asian="10pt" style:font-size-complex="10pt"/>
    </style:style>
    <style:style style:name="P125" style:parent-style-name="Standard" style:family="paragraph">
      <style:text-properties fo:font-size="10pt" style:font-size-asian="10pt" style:font-size-complex="10pt"/>
    </style:style>
    <style:style style:name="P126" style:parent-style-name="Standard" style:family="paragraph">
      <style:text-properties fo:font-size="10pt" style:font-size-asian="10pt" style:font-size-complex="10pt"/>
    </style:style>
    <style:style style:name="P127" style:parent-style-name="Standard" style:family="paragraph">
      <style:text-properties fo:font-size="10pt" style:font-size-asian="10pt" style:font-size-complex="10pt"/>
    </style:style>
    <style:style style:name="P128" style:parent-style-name="Standard" style:family="paragraph">
      <style:text-properties fo:font-size="10pt" style:font-size-asian="10pt" style:font-size-complex="10pt"/>
    </style:style>
    <style:style style:name="P129" style:parent-style-name="Standard" style:family="paragraph">
      <style:text-properties fo:font-size="10pt" style:font-size-asian="10pt" style:font-size-complex="10pt"/>
    </style:style>
    <style:style style:name="P130" style:parent-style-name="Standard" style:family="paragraph">
      <style:text-properties fo:font-size="10pt" style:font-size-asian="10pt" style:font-size-complex="10pt"/>
    </style:style>
    <style:style style:name="P131" style:parent-style-name="Standard" style:family="paragraph">
      <style:text-properties fo:font-size="10pt" style:font-size-asian="10pt" style:font-size-complex="10pt"/>
    </style:style>
    <style:style style:name="P132" style:parent-style-name="Standard" style:family="paragraph">
      <style:text-properties fo:font-size="10pt" style:font-size-asian="10pt" style:font-size-complex="10pt"/>
    </style:style>
    <style:style style:name="P133" style:parent-style-name="Standard" style:family="paragraph">
      <style:text-properties fo:font-size="10pt" style:font-size-asian="10pt" style:font-size-complex="10pt"/>
    </style:style>
    <style:style style:name="P134" style:parent-style-name="Standard" style:family="paragraph">
      <style:text-properties fo:font-size="10pt" style:font-size-asian="10pt" style:font-size-complex="10pt"/>
    </style:style>
    <style:style style:name="P135" style:parent-style-name="Standard" style:family="paragraph">
      <style:text-properties fo:font-size="10pt" style:font-size-asian="10pt" style:font-size-complex="10pt"/>
    </style:style>
    <style:style style:name="P136" style:parent-style-name="Standard" style:family="paragraph">
      <style:text-properties fo:font-size="10pt" style:font-size-asian="10pt" style:font-size-complex="10pt"/>
    </style:style>
    <style:style style:name="P137" style:parent-style-name="Standard" style:family="paragraph">
      <style:text-properties fo:font-size="10pt" style:font-size-asian="10pt" style:font-size-complex="10pt"/>
    </style:style>
    <style:style style:name="P138" style:parent-style-name="Standard" style:family="paragraph">
      <style:text-properties fo:font-size="10pt" style:font-size-asian="10pt" style:font-size-complex="10pt"/>
    </style:style>
    <style:style style:name="P139" style:parent-style-name="Standard" style:family="paragraph">
      <style:text-properties fo:font-size="10pt" style:font-size-asian="10pt" style:font-size-complex="10pt"/>
    </style:style>
    <style:style style:name="S4" style:family="section">
      <style:section-properties fo:margin-left="0in" fo:margin-right="0in" style:writing-mode="lr-tb"/>
    </style:style>
    <style:style style:name="P140" style:parent-style-name="Standard" style:family="paragraph">
      <style:text-properties fo:font-size="10pt" style:font-size-asian="10pt" style:font-size-complex="10pt"/>
    </style:style>
    <style:style style:name="P141" style:parent-style-name="Standard" style:family="paragraph">
      <style:text-properties fo:font-size="10pt" style:font-size-asian="10pt" style:font-size-complex="10pt"/>
    </style:style>
    <style:style style:name="P142" style:parent-style-name="Standard" style:family="paragraph">
      <style:text-properties fo:font-size="10pt" style:font-size-asian="10pt" style:font-size-complex="10pt"/>
    </style:style>
    <style:style style:name="P143" style:parent-style-name="Standard" style:family="paragraph">
      <style:text-properties fo:font-size="10pt" style:font-size-asian="10pt" style:font-size-complex="10pt"/>
    </style:style>
    <style:style style:name="P144" style:parent-style-name="Standard" style:family="paragraph">
      <style:text-properties fo:font-size="10pt" style:font-size-asian="10pt" style:font-size-complex="10pt"/>
    </style:style>
    <style:style style:name="P145" style:parent-style-name="Standard" style:family="paragraph">
      <style:text-properties fo:font-size="10pt" style:font-size-asian="10pt" style:font-size-complex="10pt"/>
    </style:style>
    <style:style style:name="P146" style:parent-style-name="Standard" style:family="paragraph">
      <style:text-properties fo:font-size="10pt" style:font-size-asian="10pt" style:font-size-complex="10pt"/>
    </style:style>
    <style:style style:name="P147" style:parent-style-name="Standard" style:family="paragraph">
      <style:text-properties fo:font-size="10pt" style:font-size-asian="10pt" style:font-size-complex="10pt"/>
    </style:style>
    <style:style style:name="P148" style:parent-style-name="Standard" style:family="paragraph">
      <style:text-properties fo:font-size="10pt" style:font-size-asian="10pt" style:font-size-complex="10pt"/>
    </style:style>
    <style:style style:name="P149" style:parent-style-name="Standard" style:family="paragraph">
      <style:text-properties fo:font-size="10pt" style:font-size-asian="10pt" style:font-size-complex="10pt"/>
    </style:style>
    <style:style style:name="P150" style:parent-style-name="Standard" style:family="paragraph">
      <style:text-properties fo:font-size="10pt" style:font-size-asian="10pt" style:font-size-complex="10pt"/>
    </style:style>
    <style:style style:name="P151" style:parent-style-name="Standard" style:family="paragraph">
      <style:text-properties fo:font-size="10pt" style:font-size-asian="10pt" style:font-size-complex="10pt"/>
    </style:style>
    <style:style style:name="P152" style:parent-style-name="Standard" style:family="paragraph">
      <style:text-properties fo:font-size="10pt" style:font-size-asian="10pt" style:font-size-complex="10pt"/>
    </style:style>
    <style:style style:name="P153" style:parent-style-name="Standard" style:family="paragraph">
      <style:text-properties fo:font-size="10pt" style:font-size-asian="10pt" style:font-size-complex="10pt"/>
    </style:style>
    <style:style style:name="P154" style:parent-style-name="Standard" style:family="paragraph">
      <style:text-properties fo:font-size="10pt" style:font-size-asian="10pt" style:font-size-complex="10pt"/>
    </style:style>
    <style:style style:name="P155" style:parent-style-name="Standard" style:family="paragraph">
      <style:text-properties fo:font-size="10pt" style:font-size-asian="10pt" style:font-size-complex="10pt"/>
    </style:style>
    <style:style style:name="P156" style:parent-style-name="Standard" style:family="paragraph">
      <style:text-properties fo:font-size="10pt" style:font-size-asian="10pt" style:font-size-complex="10pt"/>
    </style:style>
    <style:style style:name="P157" style:parent-style-name="Standard" style:family="paragraph">
      <style:text-properties fo:font-size="10pt" style:font-size-asian="10pt" style:font-size-complex="10pt"/>
    </style:style>
    <style:style style:name="P158" style:parent-style-name="Standard" style:family="paragraph">
      <style:text-properties fo:font-size="10pt" style:font-size-asian="10pt" style:font-size-complex="10pt"/>
    </style:style>
    <style:style style:name="P159" style:parent-style-name="Standard" style:family="paragraph">
      <style:text-properties fo:font-size="10pt" style:font-size-asian="10pt" style:font-size-complex="10pt"/>
    </style:style>
    <style:style style:name="P160" style:parent-style-name="Standard" style:family="paragraph">
      <style:text-properties fo:font-size="10pt" style:font-size-asian="10pt" style:font-size-complex="10pt"/>
    </style:style>
    <style:style style:name="P161" style:parent-style-name="Standard" style:family="paragraph">
      <style:text-properties fo:font-size="10pt" style:font-size-asian="10pt" style:font-size-complex="10pt"/>
    </style:style>
    <style:style style:name="P162" style:parent-style-name="Standard" style:family="paragraph">
      <style:text-properties fo:font-size="10pt" style:font-size-asian="10pt" style:font-size-complex="10pt"/>
    </style:style>
    <style:style style:name="P163" style:parent-style-name="Standard" style:family="paragraph">
      <style:text-properties fo:font-size="10pt" style:font-size-asian="10pt" style:font-size-complex="10pt"/>
    </style:style>
    <style:style style:name="P164" style:parent-style-name="Standard" style:family="paragraph">
      <style:text-properties fo:font-size="10pt" style:font-size-asian="10pt" style:font-size-complex="10pt"/>
    </style:style>
    <style:style style:name="P165" style:parent-style-name="Standard" style:family="paragraph">
      <style:text-properties fo:font-size="10pt" style:font-size-asian="10pt" style:font-size-complex="10pt"/>
    </style:style>
    <style:style style:name="P166" style:parent-style-name="Standard" style:family="paragraph">
      <style:text-properties fo:font-size="10pt" style:font-size-asian="10pt" style:font-size-complex="10pt"/>
    </style:style>
    <style:style style:name="P167" style:parent-style-name="Standard" style:family="paragraph">
      <style:text-properties fo:font-size="10pt" style:font-size-asian="10pt" style:font-size-complex="10pt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P218" style:parent-style-name="Standard" style:family="paragraph">
      <style:paragraph-properties fo:text-align="justify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text-align="justify"/>
    </style:style>
    <style:style style:name="P221" style:parent-style-name="Standard" style:family="paragraph">
      <style:paragraph-properties fo:text-align="justify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text-align="justify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</style:style>
    <style:style style:name="P226" style:parent-style-name="Standard" style:family="paragraph">
      <style:paragraph-properties fo:text-align="justify"/>
    </style:style>
    <style:style style:name="P227" style:parent-style-name="Standard" style:family="paragraph">
      <style:paragraph-properties fo:text-align="justify"/>
    </style:style>
    <style:style style:name="P228" style:parent-style-name="Standard" style:family="paragraph">
      <style:paragraph-properties fo:text-align="justify"/>
    </style:style>
    <style:style style:name="P229" style:parent-style-name="Standard" style:family="paragraph">
      <style:paragraph-properties fo:text-align="justify"/>
    </style:style>
    <style:style style:name="P230" style:parent-style-name="Standard" style:family="paragraph">
      <style:paragraph-properties fo:text-align="justify"/>
    </style:style>
    <style:style style:name="P231" style:parent-style-name="Standard" style:family="paragraph">
      <style:paragraph-properties fo:text-align="justify"/>
    </style:style>
    <style:style style:name="P232" style:parent-style-name="Standard" style:family="paragraph">
      <style:paragraph-properties fo:text-align="justify"/>
    </style:style>
    <style:style style:name="P233" style:parent-style-name="Standard" style:family="paragraph">
      <style:paragraph-properties fo:text-align="justify"/>
    </style:style>
    <style:style style:name="P234" style:parent-style-name="Standard" style:family="paragraph">
      <style:paragraph-properties fo:text-align="justify"/>
    </style:style>
    <style:style style:name="P235" style:parent-style-name="Standard" style:family="paragraph">
      <style:paragraph-properties fo:text-align="justify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</style:style>
    <style:style style:name="P243" style:parent-style-name="Standard" style:family="paragraph">
      <style:paragraph-properties fo:text-align="justify"/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/>
    </style:style>
    <style:style style:name="P246" style:parent-style-name="Standard" style:family="paragraph">
      <style:paragraph-properties fo:text-align="justify"/>
    </style:style>
    <style:style style:name="P247" style:parent-style-name="Standard" style:family="paragraph">
      <style:paragraph-properties fo:text-align="justify"/>
    </style:style>
    <style:style style:name="P248" style:parent-style-name="Standard" style:family="paragraph">
      <style:paragraph-properties fo:text-align="justify"/>
    </style:style>
    <style:style style:name="P249" style:parent-style-name="Standard" style:family="paragraph">
      <style:paragraph-properties fo:text-align="justify"/>
    </style:style>
  </office:automatic-styles>
  <office:body>
    <office:text text:use-soft-page-breaks="true">
      <text:p text:style-name="P1"><text:span text:style-name="T2">Lab Exercise 9:</text:span></text:p>
      <text:p text:style-name="Standard">Stack</text:p>
      <text:p text:style-name="Standard">Q1. Write a menu-driven program to implement stack using array with following options:</text:p>
      <text:p text:style-name="Standard">//**************************************************************************</text:p>
      <text:p text:style-name="Standard">// This program is developed by Fanindra Saini (211B116)</text:p>
      <text:p text:style-name="Standard">//**************************************************************************</text:p>
      <text:section text:name="Sect1" text:style-name="S1">
        <text:p text:style-name="P3">#include&lt;iostream&gt;</text:p>
        <text:p text:style-name="P4">using namespace std;</text:p>
        <text:p text:style-name="P5">class Stack{</text:p>
        <text:p text:style-name="P6"><text:s text:c="4"/>int *top;</text:p>
        <text:p text:style-name="P7"><text:s text:c="4"/>int *arr;</text:p>
        <text:p text:style-name="P8"><text:s text:c="4"/>int siz;</text:p>
        <text:p text:style-name="P9">public:</text:p>
        <text:p text:style-name="P10"><text:s text:c="4"/>Stack(int n){</text:p>
        <text:p text:style-name="P11"><text:s text:c="8"/>siz=n;</text:p>
        <text:p text:style-name="P12"><text:s text:c="8"/>arr=new int(siz);</text:p>
        <text:p text:style-name="P13"><text:s text:c="8"/>for(int i=0;i&lt;siz;i++){arr[i]=0;}</text:p>
        <text:p text:style-name="P14"><text:s text:c="8"/>*top=-1;</text:p>
        <text:p text:style-name="P15"><text:s text:c="8"/>cout&lt;&lt;*top&lt;&lt;endl; }</text:p>
        <text:p text:style-name="P16"><text:s text:c="4"/>int push(int e){</text:p>
        <text:p text:style-name="P17"><text:s text:c="8"/>if(*top==siz-1){</text:p>
        <text:p text:style-name="P18"><text:s text:c="12"/>cout&lt;&lt;"Stack Overflow"&lt;&lt;endl;</text:p>
        <text:p text:style-name="P19"><text:s text:c="12"/>return *top; }</text:p>
        <text:p text:style-name="P20"><text:s text:c="8"/>else{</text:p>
        <text:p text:style-name="P21"><text:s text:c="12"/>(*top)++;</text:p>
        <text:p text:style-name="P22"><text:s text:c="12"/>arr[*top]=e;</text:p>
        <text:p text:style-name="P23"><text:s text:c="12"/>return *top; }</text:p>
        <text:p text:style-name="P24"><text:s text:c="4"/>}</text:p>
        <text:p text:style-name="P25"><text:s text:c="4"/>int pop(){</text:p>
        <text:p text:style-name="P26"><text:s text:c="8"/>if(*top==-1){</text:p>
        <text:p text:style-name="P27"><text:s text:c="12"/>cout&lt;&lt;"Stack Underflow"&lt;&lt;endl;</text:p>
        <text:p text:style-name="P28"><text:s text:c="12"/>return *top; }</text:p>
        <text:p text:style-name="P29"><text:s text:c="8"/>else{</text:p>
        <text:p text:style-name="P30"><text:s text:c="12"/>int r=arr[*top];</text:p>
        <text:p text:style-name="P31"><text:s text:c="12"/>(*top)--;</text:p>
        <text:p text:style-name="P32"><text:s text:c="12"/>return r; }</text:p>
        <text:p text:style-name="P33"><text:s text:c="4"/>}</text:p>
        <text:p text:style-name="P34"><text:s text:c="4"/>void display(){</text:p>
        <text:p text:style-name="P35"><text:s text:c="8"/>for(int i=0;i&lt;=(*top);i++){cout&lt;&lt;arr[i]&lt;&lt;" ";}</text:p>
        <text:p text:style-name="P36"><text:s text:c="8"/>cout&lt;&lt;endl; }</text:p>
        <text:p text:style-name="P37">};</text:p>
        <text:p text:style-name="P38"/>
        <text:p text:style-name="P39">int main(){</text:p>
        <text:p text:style-name="P40"><text:s text:c="4"/>int n,choice;</text:p>
        <text:p text:style-name="P41"><text:s text:c="4"/>cout&lt;&lt;"Enter the Size of Stack : ";</text:p>
        <text:p text:style-name="P42"><text:s text:c="4"/>cin&gt;&gt;n;</text:p>
        <text:p text:style-name="P43"><text:s text:c="4"/>Stack stk(n);</text:p>
        <text:p text:style-name="P44"><text:s text:c="4"/>while(choice!=4){</text:p>
        <text:p text:style-name="P45"><text:s text:c="8"/>cout&lt;&lt;"***Stack Menu***\n1. Push\n2. Pop\n3. Display\n4. Exit"&lt;&lt;endl;</text:p>
        <text:p text:style-name="P46"><text:s text:c="8"/>cout&lt;&lt;"Enter your choice(1-4): ";</text:p>
        <text:p text:style-name="P47"><text:s text:c="8"/>cin&gt;&gt;choice;</text:p>
        <text:p text:style-name="P48"><text:s text:c="8"/>cout&lt;&lt;"****************"&lt;&lt;endl;</text:p>
        <text:p text:style-name="P49"><text:s text:c="8"/>int ele;</text:p>
        <text:p text:style-name="P50"><text:s text:c="8"/>switch(choice){</text:p>
        <text:p text:style-name="P51"><text:s text:c="8"/>case 1:</text:p>
        <text:p text:style-name="P52"><text:s text:c="12"/>cout&lt;&lt;"Enter element to push : ";</text:p>
        <text:p text:style-name="P53"><text:s text:c="12"/>cin&gt;&gt;ele;</text:p>
        <text:p text:style-name="P54"><text:s text:c="12"/>stk.push(ele);</text:p>
        <text:p text:style-name="P55"><text:s text:c="12"/>break;</text:p>
        <text:p text:style-name="P56"><text:s text:c="8"/>case 2:</text:p>
        <text:p text:style-name="P57"><text:s text:c="12"/>ele=stk.pop();</text:p>
        <text:p text:style-name="P58"><text:s text:c="12"/>cout&lt;&lt;"Deleted element is "&lt;&lt;ele&lt;&lt;endl;</text:p>
        <text:p text:style-name="P59"><text:s text:c="12"/>break;</text:p>
        <text:p text:style-name="P60"><text:s text:c="8"/>case 3:</text:p>
        <text:p text:style-name="P61"><text:s text:c="12"/>stk.display();</text:p>
        <text:p text:style-name="P62"><text:s text:c="12"/>break;</text:p>
        <text:p text:style-name="P63"><text:s text:c="8"/>case 4:</text:p>
        <text:p text:style-name="P64"><text:s text:c="12"/>exit(0);</text:p>
        <text:p text:style-name="P65"><text:s text:c="12"/>break;</text:p>
        <text:p text:style-name="P66"><text:s text:c="8"/>default:</text:p>
        <text:p text:style-name="P67"><text:s text:c="12"/>cout&lt;&lt;"Invalid Input, Try Again"&lt;&lt;endl;</text:p>
        <text:p text:style-name="P68"><text:s text:c="12"/>break;</text:p>
        <text:p text:style-name="P69"><text:s text:c="8"/>}</text:p>
        <text:p text:style-name="P70"><text:s text:c="8"/>cout&lt;&lt;"****************"&lt;&lt;endl&lt;&lt;endl;</text:p>
        <text:p text:style-name="P71"><text:s text:c="4"/>}</text:p>
        <text:p text:style-name="P72"><text:s text:c="4"/>return 0;</text:p>
        <text:p text:style-name="P73">}</text:p>
      </text:section>
      <text:section text:name="Sect2" text:style-name="S2">
        <text:p text:style-name="Standard"/>
        <text:p text:style-name="Standard">/*2. Write a menu-driven program to implement Stack using linked list with</text:p>
        <text:p text:style-name="Standard"><text:s text:c="5"/>following options: 1.Push 2.Pop 3.Display 4.Exit*/</text:p>
        <text:p text:style-name="Standard">//**************************************************************************</text:p>
        <text:p text:style-name="Standard">// This program is developed by Fanindra Saini (211B116)</text:p>
        <text:p text:style-name="Standard">//**************************************************************************</text:p>
      </text:section>
      <text:section text:name="Sect3" text:style-name="S3">
        <text:p text:style-name="P74">#include&lt;iostream&gt;</text:p>
        <text:p text:style-name="P75">using namespace std;</text:p>
        <text:p text:style-name="P76">class node{</text:p>
        <text:p text:style-name="P77"><text:s text:c="4"/>public:</text:p>
        <text:p text:style-name="P78"><text:s text:c="4"/>int data;</text:p>
        <text:p text:style-name="P79"><text:s text:c="4"/>node *next;</text:p>
        <text:p text:style-name="P80">};</text:p>
        <text:p text:style-name="P81">class Stack{</text:p>
        <text:p text:style-name="P82"><text:s text:c="4"/>public:</text:p>
        <text:p text:style-name="P83"><text:s text:c="4"/>node *top;</text:p>
        <text:p text:style-name="P84"><text:s text:c="4"/>Stack(){top=NULL; }</text:p>
        <text:p text:style-name="P85"><text:s text:c="4"/>void push(int ele){</text:p>
        <text:p text:style-name="P86"><text:s text:c="8"/>node *newnode=new node();</text:p>
        <text:p text:style-name="P87"><text:s text:c="8"/>newnode-&gt;data=ele;</text:p>
        <text:p text:style-name="P88"><text:s text:c="8"/>newnode-&gt;next=top;</text:p>
        <text:p text:style-name="P89"><text:s text:c="8"/>top=newnode; }</text:p>
        <text:p text:style-name="P90"><text:s text:c="4"/>int pop(){</text:p>
        <text:p text:style-name="P91"><text:s text:c="8"/>node *temp=top;</text:p>
        <text:p text:style-name="P92"><text:s text:c="8"/>if(top==NULL){</text:p>
        <text:p text:style-name="P93"><text:s text:c="12"/>cout&lt;&lt;"Stack underflow"&lt;&lt;endl;</text:p>
        <text:p text:style-name="P94"><text:s text:c="12"/>return -1; }</text:p>
        <text:p text:style-name="P95"><text:s text:c="8"/>else{</text:p>
        <text:soft-page-break/>
        <text:p text:style-name="P96"><text:s text:c="12"/>int rem=top-&gt;data;</text:p>
        <text:p text:style-name="P97"><text:s text:c="12"/>top=top-&gt;next;</text:p>
        <text:p text:style-name="P98"><text:s text:c="12"/>return rem; }</text:p>
        <text:p text:style-name="P99"><text:s text:c="4"/>}</text:p>
        <text:p text:style-name="P100"><text:s text:c="4"/>void display(){</text:p>
        <text:p text:style-name="P101"><text:s text:c="8"/>node *temp=top;</text:p>
        <text:p text:style-name="P102"><text:s text:c="8"/>while(temp!=NULL){</text:p>
        <text:p text:style-name="P103"><text:s text:c="12"/>cout&lt;&lt;temp-&gt;data&lt;&lt;" ";</text:p>
        <text:p text:style-name="P104"><text:s text:c="12"/>temp=temp-&gt;next; }</text:p>
        <text:p text:style-name="P105"><text:s text:c="8"/>cout&lt;&lt;endl; }</text:p>
        <text:p text:style-name="P106">};</text:p>
        <text:p text:style-name="P107">int main(){</text:p>
        <text:p text:style-name="P108"><text:s text:c="4"/>int choice;</text:p>
        <text:p text:style-name="P109"><text:s text:c="4"/>node *start;</text:p>
        <text:p text:style-name="P110"><text:s text:c="4"/>//start-&gt;next=NULL;</text:p>
        <text:p text:style-name="P111"><text:s text:c="4"/>Stack stk;</text:p>
        <text:p text:style-name="P112"><text:s text:c="4"/>while(choice!=4){</text:p>
        <text:p text:style-name="P113"><text:s text:c="8"/>cout&lt;&lt;"***Stack Menu***\n1. Push\n2. Pop\n3. Display\n4. Exit"&lt;&lt;endl;</text:p>
        <text:p text:style-name="P114"><text:s text:c="8"/>cout&lt;&lt;"Enter your choice(1-4): ";</text:p>
        <text:p text:style-name="P115"><text:s text:c="8"/>cin&gt;&gt;choice;</text:p>
        <text:p text:style-name="P116"><text:s text:c="8"/>cout&lt;&lt;"****************"&lt;&lt;endl;</text:p>
        <text:p text:style-name="P117"><text:s text:c="8"/>int ele;</text:p>
        <text:p text:style-name="P118"><text:s text:c="8"/>switch(choice){</text:p>
        <text:p text:style-name="P119"><text:s text:c="8"/>case 1:</text:p>
        <text:p text:style-name="P120"><text:s text:c="12"/>cout&lt;&lt;"Enter element to push : ";</text:p>
        <text:p text:style-name="P121"><text:s text:c="12"/>cin&gt;&gt;ele;</text:p>
        <text:p text:style-name="P122"><text:s text:c="12"/>stk.push(ele);</text:p>
        <text:p text:style-name="P123"><text:s text:c="12"/>break;</text:p>
        <text:p text:style-name="P124"><text:s text:c="8"/>case 2:</text:p>
        <text:p text:style-name="P125"><text:s text:c="12"/>ele=stk.pop();</text:p>
        <text:p text:style-name="P126"><text:s text:c="12"/>cout&lt;&lt;"Deleted element is "&lt;&lt;ele&lt;&lt;endl;</text:p>
        <text:p text:style-name="P127"><text:s text:c="12"/>break;</text:p>
        <text:p text:style-name="P128"><text:s text:c="8"/>case 3:</text:p>
        <text:p text:style-name="P129"><text:s text:c="12"/>stk.display();</text:p>
        <text:p text:style-name="P130"><text:s text:c="12"/>break;</text:p>
        <text:p text:style-name="P131"><text:s text:c="8"/>case 4:</text:p>
        <text:p text:style-name="P132"><text:s text:c="12"/>exit(0);</text:p>
        <text:p text:style-name="P133"><text:s text:c="12"/>break;</text:p>
        <text:p text:style-name="P134"><text:s text:c="8"/>default:</text:p>
        <text:p text:style-name="P135"><text:s text:c="12"/>cout&lt;&lt;"Invalid Input, Try Again"&lt;&lt;endl;</text:p>
        <text:p text:style-name="P136"><text:s text:c="12"/>break;</text:p>
        <text:p text:style-name="P137"><text:s text:c="8"/>}</text:p>
        <text:p text:style-name="P138"><text:s text:c="4"/>}</text:p>
        <text:p text:style-name="P139">}</text:p>
      </text:section>
      <text:section text:name="Sect4" text:style-name="S4">
        <text:p text:style-name="Standard"/>
        <text:p text:style-name="Standard"/>
        <text:p text:style-name="Standard">Q3.WAP to convert an expression from postfix to infix</text:p>
        <text:p text:style-name="Standard">//**************************************************************************</text:p>
        <text:p text:style-name="Standard">// This program is developed by<text:s/>Fanindra Saini (211B116)</text:p>
        <text:p text:style-name="Standard">//**************************************************************************</text:p>
        <text:p text:style-name="P140">#include &lt;iostream&gt;</text:p>
        <text:p text:style-name="P141">using namespace std;</text:p>
        <text:p text:style-name="P142">bool isOperand(char x){</text:p>
        <text:p text:style-name="P143"><text:s text:c="4"/>return (x &gt;= 'a' &amp;&amp; x &lt;= 'z') || (x &gt;= 'A' &amp;&amp; x &lt;= 'Z');</text:p>
        <text:p text:style-name="P144">}</text:p>
        <text:p text:style-name="P145">string infixConversion(string postfix){</text:p>
        <text:p text:style-name="P146"><text:s text:c="4"/>stack&lt;string&gt; infix;</text:p>
        <text:p text:style-name="P147"><text:s text:c="4"/>for (int i = 0; postfix[i] != '\0'; i++){</text:p>
        <text:p text:style-name="P148"><text:s text:c="8"/>if (isOperand(postfix[i])){</text:p>
        <text:p text:style-name="P149"><text:s text:c="12"/>string op(1, postfix[i]);</text:p>
        <text:p text:style-name="P150"><text:s text:c="12"/>infix.push(op);</text:p>
        <text:p text:style-name="P151"><text:s text:c="8"/>}</text:p>
        <text:p text:style-name="P152"><text:s text:c="8"/>else{</text:p>
        <text:p text:style-name="P153"><text:s text:c="12"/>string op1 = infix.top();</text:p>
        <text:p text:style-name="P154"><text:s text:c="12"/>infix.pop();</text:p>
        <text:p text:style-name="P155"><text:s text:c="12"/>string op2 = infix.top();</text:p>
        <text:p text:style-name="P156"><text:s text:c="12"/>infix.pop();</text:p>
        <text:p text:style-name="P157"><text:s text:c="12"/>infix.push("{" + op2 + postfix[i] + op1 + "}");</text:p>
        <text:p text:style-name="P158"><text:s text:c="8"/>}</text:p>
        <text:p text:style-name="P159"><text:s text:c="4"/>}</text:p>
        <text:p text:style-name="P160"><text:s text:c="4"/>return infix.top();</text:p>
        <text:p text:style-name="P161">}</text:p>
        <text:p text:style-name="P162">int main(){</text:p>
        <text:p text:style-name="P163"><text:s text:c="4"/>string postfix = "xyae+/%";</text:p>
        <text:p text:style-name="P164"><text:s text:c="4"/>cout &lt;&lt; "The infix conversion of the postfix expression '" &lt;&lt; postfix &lt;&lt; "' is : ";</text:p>
        <text:p text:style-name="P165"><text:s text:c="4"/>cout &lt;&lt; infixConversion(postfix);</text:p>
        <text:p text:style-name="P166"><text:s text:c="4"/>return 0;</text:p>
        <text:p text:style-name="P167">}</text:p>
        <text:p text:style-name="Standard"/>
        <text:p text:style-name="Standard"/>
        <text:p text:style-name="Standard"/>
        <text:p text:style-name="Standard"/>
        <text:soft-page-break/>
        <text:p text:style-name="P168">Q4.WAP to convert an expression from infix to postfix.</text:p>
        <text:p text:style-name="Standard">//**************************************************************************</text:p>
        <text:p text:style-name="Standard">// This program is developed by Fanindra Saini (211B116)</text:p>
        <text:p text:style-name="Standard">//**************************************************************************</text:p>
        <text:p text:style-name="P169">#include&lt;iostream&gt;</text:p>
        <text:p text:style-name="P170">using namespace std;<text:s text:c="3"/></text:p>
        <text:p text:style-name="P171"><text:s/>struct stack{</text:p>
        <text:p text:style-name="P172"><text:s text:c="4"/>char elem[MAX];</text:p>
        <text:p text:style-name="P173"><text:s text:c="4"/>int top;</text:p>
        <text:p text:style-name="P174">};</text:p>
        <text:p text:style-name="P175">struct stack stk;</text:p>
        <text:p text:style-name="P176">void convert(char *infix, char *postfix);</text:p>
        <text:p text:style-name="P177">int prcd(char op1, char op2);</text:p>
        <text:p text:style-name="P178">void create();</text:p>
        <text:p text:style-name="P179">void push(char op);</text:p>
        <text:p text:style-name="P180">char pop(int *und);</text:p>
        <text:p text:style-name="P181">int empty();</text:p>
        <text:p text:style-name="P182">int full();</text:p>
        <text:p text:style-name="P183">int isopnd(char ch);</text:p>
        <text:p text:style-name="P184">int isoprtr(char ch);</text:p>
        <text:p text:style-name="P185">int main(){</text:p>
        <text:p text:style-name="P186"><text:s text:c="4"/>char ch, infix[MAX], postfix[MAX];</text:p>
        <text:p text:style-name="P187"><text:s text:c="4"/>create();</text:p>
        <text:p text:style-name="P188"><text:s text:c="4"/>printf("Enter the infix expression\n");</text:p>
        <text:p text:style-name="P189"><text:s text:c="4"/>scanf("%s", infix);</text:p>
        <text:p text:style-name="P190"><text:s text:c="4"/>convert(infix, postfix);</text:p>
        <text:p text:style-name="P191"><text:s text:c="4"/>printf("\n\nThe postfix expression is :\n");</text:p>
        <text:p text:style-name="P192"><text:s text:c="4"/>printf("%s\n", postfix);</text:p>
        <text:p text:style-name="P193"><text:s text:c="4"/>getch();</text:p>
        <text:p text:style-name="P194"><text:s text:c="4"/>return (0);</text:p>
        <text:p text:style-name="P195">}</text:p>
        <text:p text:style-name="P196">void convert(char *infix, char *postfix)</text:p>
        <text:p text:style-name="P197">{</text:p>
        <text:p text:style-name="P198"><text:s text:c="4"/>int i, pos = 0, over, und, n;</text:p>
        <text:p text:style-name="P199"><text:s text:c="4"/>char ch, op;</text:p>
        <text:p text:style-name="P200"><text:s text:c="4"/>for (i = 0; (ch = infix[i]) != '\0'; ++i)</text:p>
        <text:p text:style-name="P201"><text:s text:c="4"/>{</text:p>
        <text:p text:style-name="P202"><text:s text:c="8"/>if (isopnd(ch))</text:p>
        <text:p text:style-name="P203"><text:s text:c="8"/>{</text:p>
        <text:p text:style-name="P204"><text:s text:c="12"/>postfix[pos++] = ch;</text:p>
        <text:p text:style-name="P205"><text:s text:c="8"/>}</text:p>
        <text:p text:style-name="P206"><text:s text:c="8"/>else if (isoprtr(ch))</text:p>
        <text:p text:style-name="P207"><text:s text:c="8"/>{</text:p>
        <text:p text:style-name="P208"><text:s text:c="12"/>op = pop(&amp;und);</text:p>
        <text:p text:style-name="P209"><text:s text:c="12"/>while (!und &amp;&amp; prcd(op, ch))</text:p>
        <text:p text:style-name="P210"><text:s text:c="12"/>{</text:p>
        <text:p text:style-name="P211"><text:s text:c="16"/>postfix[pos++] = op;</text:p>
        <text:p text:style-name="P212"><text:s text:c="16"/>op = pop(&amp;und);</text:p>
        <text:p text:style-name="P213"><text:s text:c="12"/>}</text:p>
        <text:p text:style-name="P214"><text:s text:c="12"/>if (!und)</text:p>
        <text:p text:style-name="P215"><text:s text:c="16"/>push(op);</text:p>
        <text:p text:style-name="P216"><text:s text:c="12"/>if (und || ch != ')')</text:p>
        <text:soft-page-break/>
        <text:p text:style-name="P217"><text:s text:c="16"/>push(ch);</text:p>
        <text:p text:style-name="P218"><text:s text:c="12"/>else</text:p>
        <text:p text:style-name="P219"><text:s text:c="16"/>pop(&amp;und);</text:p>
        <text:p text:style-name="P220"><text:s text:c="8"/>}</text:p>
        <text:p text:style-name="P221"><text:s text:c="8"/>else</text:p>
        <text:p text:style-name="P222"><text:s text:c="8"/>{</text:p>
        <text:p text:style-name="P223"><text:s text:c="12"/>printf("\n\nThe infix expression is not valid\n");</text:p>
        <text:p text:style-name="P224"><text:s text:c="12"/>getch();</text:p>
        <text:p text:style-name="P225"><text:s text:c="12"/>return (0);</text:p>
        <text:p text:style-name="P226"><text:s text:c="8"/>}</text:p>
        <text:p text:style-name="P227"><text:s text:c="4"/>}</text:p>
        <text:p text:style-name="P228"><text:s text:c="4"/>while (!empty())</text:p>
        <text:p text:style-name="P229"><text:s text:c="4"/>{</text:p>
        <text:p text:style-name="P230"><text:s text:c="8"/>postfix[pos++] = pop(&amp;und);</text:p>
        <text:p text:style-name="P231"><text:s text:c="4"/>}</text:p>
        <text:p text:style-name="P232"><text:s text:c="4"/>postfix[pos++] = '\0';</text:p>
        <text:p text:style-name="P233">}</text:p>
        <text:p text:style-name="P234">int prcd(char op1, char op2)</text:p>
        <text:p text:style-name="P235">{</text:p>
        <text:p text:style-name="P236"><text:s text:c="4"/>if (op1 == '(' || op2 == '(')</text:p>
        <text:p text:style-name="P237"><text:s text:c="8"/>return 0;</text:p>
        <text:p text:style-name="P238"><text:s text:c="4"/>if (op2 == ')')</text:p>
        <text:p text:style-name="P239"><text:s text:c="8"/>return 1;</text:p>
        <text:p text:style-name="P240"><text:s text:c="4"/>if (op1 == '^')</text:p>
        <text:p text:style-name="P241"><text:s text:c="4"/>{</text:p>
        <text:p text:style-name="P242"><text:s text:c="8"/>if (op2 == '^')</text:p>
        <text:p text:style-name="P243"><text:s text:c="12"/>return 0;</text:p>
        <text:p text:style-name="P244"><text:s text:c="8"/>else</text:p>
        <text:p text:style-name="P245"><text:s text:c="12"/>return 1;</text:p>
        <text:p text:style-name="P246"><text:s text:c="4"/>}</text:p>
        <text:p text:style-name="P247"><text:s text:c="4"/>if (op1 == '/' || op1 == '*')</text:p>
        <text:p text:style-name="P248"><text:s text:c="4"/>{</text:p>
        <text:p text:style-name="P249"><text:s text:c="8"/>if (op2 == '^'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Q3.WAP to search a node in a given binary search tree.</text:p>
        <text:p text:style-name="Standard">//*************************************************************</text:p>
        <text:p text:style-name="Standard">// This program is developed by Fanindra Saini(211b116)</text:p>
        <text:p text:style-name="Standard">//*************************************************************</text:p>
        <text:p text:style-name="Standard">#include &lt;iostream&gt;</text:p>
        <text:p text:style-name="Standard">using namespace std;</text:p>
        <text:p text:style-name="Standard">struct Node{</text:p>
        <text:p text:style-name="Standard"><text:s text:c="4"/>int data;</text:p>
        <text:p text:style-name="Standard"><text:s text:c="4"/>struct Node *left, *right;</text:p>
        <text:p text:style-name="Standard"><text:s text:c="4"/>Node(int data){</text:p>
        <text:p text:style-name="Standard"><text:s text:c="8"/>this-&gt;data = data; <text:s/></text:p>
        <text:p text:style-name="Standard"><text:s text:c="8"/>left = right = NULL;</text:p>
        <text:p text:style-name="Standard"><text:s text:c="4"/>}</text:p>
        <text:p text:style-name="Standard">};</text:p>
        <text:p text:style-name="Standard">bool ifNodeExists(struct Node *node, int key){</text:p>
        <text:p text:style-name="Standard"><text:s text:c="4"/>if (node == NULL)</text:p>
        <text:p text:style-name="Standard"><text:s text:c="8"/>return false;</text:p>
        <text:soft-page-break/>
        <text:p text:style-name="Standard"><text:s text:c="4"/>if (node-&gt;data == key)</text:p>
        <text:p text:style-name="Standard"><text:s text:c="8"/>return true;</text:p>
        <text:p text:style-name="Standard"><text:s text:c="4"/>bool res1 = ifNodeExists(node-&gt;left, key);</text:p>
        <text:p text:style-name="Standard"><text:s text:c="4"/>if (res1)</text:p>
        <text:p text:style-name="Standard"><text:s text:c="8"/>return true;</text:p>
        <text:p text:style-name="Standard"><text:s text:c="4"/>bool res2 = ifNodeExists(node-&gt;right, key);</text:p>
        <text:p text:style-name="Standard"><text:s text:c="4"/>return res2;</text:p>
        <text:p text:style-name="Standard">}</text:p>
        <text:p text:style-name="Standard">int main(){</text:p>
        <text:p text:style-name="Standard"><text:s text:c="4"/>struct Node *root = new Node(0);</text:p>
        <text:p text:style-name="Standard"><text:s text:c="4"/>root-&gt;left = new Node(1);</text:p>
        <text:p text:style-name="Standard"><text:s text:c="4"/>root-&gt;left-&gt;left = new Node(3);</text:p>
        <text:p text:style-name="Standard"><text:s text:c="4"/>root-&gt;left-&gt;left-&gt;left = new Node(7);</text:p>
        <text:p text:style-name="Standard"><text:s text:c="4"/>root-&gt;left-&gt;right = new Node(4);</text:p>
        <text:p text:style-name="Standard"><text:s text:c="4"/>root-&gt;left-&gt;right-&gt;left = new Node(8);</text:p>
        <text:p text:style-name="Standard"><text:s text:c="4"/>root-&gt;left-&gt;right-&gt;right = new Node(9);</text:p>
        <text:p text:style-name="Standard"><text:s text:c="4"/>root-&gt;right = new Node(2);</text:p>
        <text:p text:style-name="Standard"><text:s text:c="4"/>root-&gt;right-&gt;left = new Node(5);</text:p>
        <text:p text:style-name="Standard"><text:s text:c="4"/>root-&gt;right-&gt;right = new Node(6);</text:p>
        <text:p text:style-name="Standard"><text:s text:c="4"/>int key = 4;</text:p>
        <text:p text:style-name="Standard"><text:s text:c="4"/>if (ifNodeExists(root, key))</text:p>
        <text:p text:style-name="Standard"><text:s text:c="8"/>cout &lt;&lt; "YES";</text:p>
        <text:p text:style-name="Standard"><text:s text:c="4"/>else</text:p>
        <text:p text:style-name="Standard"><text:s text:c="8"/>cout &lt;&lt; "NO";</text:p>
        <text:p text:style-name="Standard"><text:s text:c="4"/>return 0;</text:p>
        <text:p text:style-name="Standard">}</text:p>
        <text:p text:style-name="Standard"/>
        <text:p text:style-name="Standard">Q4.WAP to insert a node in a given binary search tree.</text:p>
        <text:p text:style-name="Standard">//*************************************************************</text:p>
        <text:p text:style-name="Standard">// This program is developed by MAYANK (211b179)</text:p>
        <text:p text:style-name="Standard">//************************************************************ .</text:p>
        <text:p text:style-name="Standard">#include &lt;bits/stdc++.h&gt;</text:p>
        <text:p text:style-name="Standard">using namespace std;</text:p>
        <text:p text:style-name="Standard">struct Node{</text:p>
        <text:p text:style-name="Standard"><text:s text:c="4"/>int key;</text:p>
        <text:p text:style-name="Standard"><text:s text:c="4"/>struct Node *left, *right;</text:p>
        <text:p text:style-name="Standard">};</text:p>
        <text:p text:style-name="Standard">Node *newNode(int data){</text:p>
        <text:p text:style-name="Standard"><text:s text:c="4"/>Node *temp = new Node;</text:p>
        <text:p text:style-name="Standard"><text:s text:c="4"/>temp-&gt;key = data;</text:p>
        <text:p text:style-name="Standard"><text:s text:c="4"/>temp-&gt;left = NULL;</text:p>
        <text:p text:style-name="Standard"><text:s text:c="4"/>temp-&gt;right = NULL;</text:p>
        <text:p text:style-name="Standard"><text:s text:c="4"/>return temp;</text:p>
        <text:p text:style-name="Standard">}</text:p>
        <text:p text:style-name="Standard">Node *insert(Node *root, int key){</text:p>
        <text:p text:style-name="Standard"><text:s text:c="4"/>Node *newnode = newNode(key);</text:p>
        <text:p text:style-name="Standard"><text:s text:c="4"/>Node *x = root;</text:p>
        <text:p text:style-name="Standard"><text:s text:c="4"/>Node *y = NULL;</text:p>
        <text:p text:style-name="Standard"><text:s text:c="4"/>while (x != NULL){</text:p>
        <text:p text:style-name="Standard"><text:s text:c="8"/>y = x;</text:p>
        <text:p text:style-name="Standard"><text:s text:c="8"/>if (key &lt; x-&gt;key)</text:p>
        <text:p text:style-name="Standard"><text:s text:c="12"/>x = x-&gt;left;</text:p>
        <text:soft-page-break/>
        <text:p text:style-name="Standard"><text:s text:c="8"/>else</text:p>
        <text:p text:style-name="Standard"><text:s text:c="12"/>x = x-&gt;right;</text:p>
        <text:p text:style-name="Standard"><text:s text:c="4"/>}</text:p>
        <text:p text:style-name="Standard"><text:s text:c="4"/>if (y == NULL)</text:p>
        <text:p text:style-name="Standard"><text:s text:c="8"/>y = newnode;</text:p>
        <text:p text:style-name="Standard"><text:s text:c="4"/>else if (key &lt; y-&gt;key)</text:p>
        <text:p text:style-name="Standard"><text:s text:c="8"/>y-&gt;left = newnode;</text:p>
        <text:p text:style-name="Standard"><text:s text:c="4"/>else</text:p>
        <text:p text:style-name="Standard"><text:s text:c="8"/>y-&gt;right = newnode;</text:p>
        <text:p text:style-name="Standard"><text:s text:c="4"/>return y;</text:p>
        <text:p text:style-name="Standard">}</text:p>
        <text:p text:style-name="Standard">void Inorder(Node *root){</text:p>
        <text:p text:style-name="Standard"><text:s text:c="4"/>if (root == NULL)</text:p>
        <text:p text:style-name="Standard"><text:s text:c="8"/>return;</text:p>
        <text:p text:style-name="Standard"><text:s text:c="4"/>else{</text:p>
        <text:p text:style-name="Standard"><text:s text:c="8"/>Inorder(root-&gt;left);</text:p>
        <text:p text:style-name="Standard"><text:s text:c="8"/>cout&lt;&lt; root-&gt;key &lt;&lt; " ";</text:p>
        <text:p text:style-name="Standard"><text:s text:c="8"/>Inorder(root-&gt;right);</text:p>
        <text:p text:style-name="Standard"><text:s text:c="4"/>}</text:p>
        <text:p text:style-name="Standard">}</text:p>
        <text:p text:style-name="Standard">int main(){</text:p>
        <text:p text:style-name="Standard"><text:s text:c="4"/>Node *root = NULL;</text:p>
        <text:p text:style-name="Standard"><text:s text:c="4"/>root = insert(root, 50);</text:p>
        <text:p text:style-name="Standard"><text:s text:c="4"/>insert(root, 30);</text:p>
        <text:p text:style-name="Standard"><text:s text:c="4"/>insert(root, 20);</text:p>
        <text:p text:style-name="Standard"><text:s text:c="4"/>insert(root, 40);</text:p>
        <text:p text:style-name="Standard"><text:s text:c="4"/>insert(root, 70);</text:p>
        <text:p text:style-name="Standard"><text:s text:c="4"/>insert(root, 60);</text:p>
        <text:p text:style-name="Standard"><text:s text:c="4"/>insert(root, 80);</text:p>
        <text:p text:style-name="Standard"><text:s text:c="4"/>Inorder(root);</text:p>
        <text:p text:style-name="Standard"><text:s text:c="4"/>return 0;</text:p>
        <text:p text:style-name="Standard">}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2958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nindra Saini</dc:creator>
    <meta:creation-date>2022-11-30T02:08:00Z</meta:creation-date>
    <dc:date>2022-12-01T22:54:00Z</dc:date>
    <meta:template xlink:href="Normal" xlink:type="simple"/>
    <meta:editing-cycles>3</meta:editing-cycles>
    <meta:editing-duration>PT1020S</meta:editing-duration>
    <meta:document-statistic meta:page-count="8" meta:paragraph-count="18" meta:word-count="1405" meta:character-count="9399" meta:row-count="66" meta:non-whitespace-character-count="8012"/>
  </office:meta>
</office:document-meta>
</file>